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style:font-size-asian="10pt" style:font-size-complex="10pt"/>
    </style:style>
    <style:style style:name="P2" style:family="paragraph" style:parent-style-name="Standard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text-properties style:font-name="Calibri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 style:list-style-name="L1">
      <style:text-properties style:font-name="Calibri" fo:font-size="10pt" style:text-underline-style="none" fo:font-weight="bold" style:font-size-asian="10pt" style:font-weight-asian="bold" style:font-size-complex="10pt" style:font-weight-complex="bold"/>
    </style:style>
    <style:style style:name="P7" style:family="paragraph" style:parent-style-name="Standard" style:list-style-name="L1">
      <style:text-properties fo:color="#9966cc" style:font-name="Calibri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text-properties fo:color="#000000" style:font-name="Calibri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Calibri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3" style:family="text">
      <style:text-properties style:font-name="Calibri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4" style:family="text">
      <style:text-properties style:font-name="Calibri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5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ff" style:font-name="Calibri"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color="#0000ff" fo:font-size="14pt" style:font-size-asian="14pt" style:font-size-complex="14pt"/>
    </style:style>
    <style:style style:name="T9" style:family="text">
      <style:text-properties fo:color="#ff420e" style:font-name="Calibri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color="#ff0000" fo:font-weight="bold" style:font-weight-asian="bold" style:font-weight-complex="bold"/>
    </style:style>
    <style:style style:name="T12" style:family="text">
      <style:text-properties fo:color="#ff0000" style:font-name="Calibri"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ff0000" style:font-name="Calibri"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color="#808080" style:font-name="Calibri"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-asian="Times New Roman1" style:font-name-complex="Times New Roman1"/>
    </style:style>
    <style:style style:name="T17" style:family="text">
      <style:text-properties fo:color="#ff3333"/>
    </style:style>
    <style:style style:name="T18" style:family="text">
      <style:text-properties fo:color="#9966cc" style:font-name="Consolas" fo:font-size="8pt" fo:font-weight="normal" style:font-size-asian="8pt" style:font-weight-asian="normal" style:font-size-complex="8pt" style:font-weight-complex="normal"/>
    </style:style>
    <style:style style:name="T19" style:family="text">
      <style:text-properties fo:color="#9966cc" style:font-name="Calibri" fo:font-size="10pt" fo:font-weight="normal" style:font-size-asian="10pt" style:font-weight-asian="normal" style:font-size-complex="10pt" style:font-weight-complex="normal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 SHPO-GIS-Database</text:p>
      <text:list xml:id="list28308078" text:style-name="L1">
        <text:list-item>
          <text:p text:style-name="P4">Screen [name: <text:span text:style-name="T8">National Register Nominations</text:span>] [widht:750px][interface:user][order:B][access:(public)(gov)(registrant)(NRHP) ] [show-above-tier:B]</text:p>
          <text:list>
            <text:list-item>
              <text:p text:style-name="P4">[definition: National Register Nominations organizes current nominations for the nominator.]</text:p>
              <text:list>
                <text:list-item>
                  <text:p text:style-name="P3"><text:span text:style-name="T18">Non-Functional-Requirement [status:] [name: </text:span><text:span text:style-name="T7">National Register Nominations</text:span><text:span text:style-name="T18"> ][description: Provide an actor with a '</text:span><text:span text:style-name="T7">National Register Nominations</text:span><text:span text:style-name="T18">' screen that shows current tasks and activities of concern to the actor.]</text:span></text:p>
                </text:list-item>
                <text:list-item>
                  <text:p text:style-name="P3"><text:span text:style-name="T19">Functional-Requirement[status:done] [name: </text:span><text:span text:style-name="T6">National Register Nominations</text:span><text:span text:style-name="T19"> Screen-Access ] [description: Restrict screen access][show-screen-access:true]</text:span></text:p>
                </text:list-item>
              </text:list>
            </text:list-item>
            <text:list-item>
              <text:p text:style-name="P4">Header [text: Banner Image]</text:p>
            </text:list-item>
            <text:list-item>
              <text:p text:style-name="P3"><text:span text:style-name="T1">Title [text: </text:span><text:span text:style-name="T6">National Register Nominations</text:span><text:span text:style-name="T1">]</text:span></text:p>
              <text:p text:style-name="P4"/>
            </text:list-item>
            <text:list-item>
              <text:p text:style-name="P7">Feat [text: Task list, show tasks by user by permissions]</text:p>
            </text:list-item>
            <text:list-item>
              <text:p text:style-name="P7">Feat [text: Current Active Nomination list for current nominations, a way to add new nominations, a way to update existing active nominations]</text:p>
            </text:list-item>
            <text:list-item>
              <text:p text:style-name="P7">Feat [text: Completed nominations list]</text:p>
            </text:list-item>
            <text:list-item>
              <text:p text:style-name="P7">Feat [text: Help-Desk cannot save but <text:s text:c="2"/>otherwise has read access to everything ]</text:p>
            </text:list-item>
            <text:list-item>
              <text:p text:style-name="P7"/>
            </text:list-item>
            <text:list-item>
              <text:p text:style-name="P7"/>
            </text:list-item>
            <text:list-item>
              <text:p text:style-name="P4"><text:span text:style-name="T10">Registration</text:span> <text:s/>[type: goto-button][<text:span text:style-name="T11">access:</text:span>(public)(gov)(registrant)(NRHP)][goto:Registration]</text:p>
            </text:list-item>
            <text:list-item>
              <text:p text:style-name="P3"><text:span text:style-name="T3">Ask SHPO</text:span><text:span text:style-name="T1"> [type: new-button][</text:span><text:span text:style-name="T12">access:</text:span><text:span text:style-name="T1">(public)(gov)(registrant)(NRHP)][goto:Home]</text:span></text:p>
            </text:list-item>
            <text:list-item>
              <text:p text:style-name="P3"><text:span text:style-name="T4">Terms of Use</text:span><text:span text:style-name="T1"> [type: goto-button][</text:span><text:span text:style-name="T13">access:</text:span><text:span text:style-name="T1">(public)(gov)(registrant)(NRHP)][goto:Terms of Use]</text:span></text:p>
            </text:list-item>
            <text:list-item>
              <text:p text:style-name="P3"><text:span text:style-name="T4">Logout</text:span><text:span text:style-name="T1"> [type: logout-button][</text:span><text:span text:style-name="T13">access:</text:span><text:span text:style-name="T1">(public)(gov)(registrant)(NRHP)][goto:00-Start-Here]</text:span></text:p>
            </text:list-item>
          </text:list>
        </text:list-item>
        <text:list-item>
          <text:p text:style-name="P4"/>
          <text:list>
            <text:list-item>
              <text:p text:style-name="P5">#### CURRENT NOMINATIONS</text:p>
            </text:list-item>
            <text:list-item>
              <text:p text:style-name="P3"><text:span text:style-name="T1">Screen [name: Current Nominations Label][type:textblock][interface:user][</text:span><text:span text:style-name="T12">access:</text:span><text:span text:style-name="T1">(public)(gov)(registrant)(NRHP)] </text:span></text:p>
              <text:list>
                <text:list-item>
                  <text:p text:style-name="P4">[definition: Describes the purpose of the Screen for the reader] </text:p>
                </text:list-item>
                <text:list-item>
                  <text:p text:style-name="P3"><text:span text:style-name="T1">Data-Controls [name:PD_Data-Control][ table: </text:span><text:span text:style-name="T9">Screen_Labels</text:span><text:span text:style-name="T1">] </text:span></text:p>
                  <text:list>
                    <text:list-item>
                      <text:p text:style-name="P3"><text:span text:style-name="T1">Label [text: </text:span><text:span text:style-name="T5">Your current nominations</text:span><text:span text:style-name="T2">.</text:span><text:span text:style-name="T1">] </text:span></text:p>
                      <text:p text:style-name="P4"/>
                    </text:list-item>
                  </text:list>
                </text:list-item>
              </text:list>
            </text:list-item>
            <text:list-item>
              <text:p text:style-name="P3"><text:span text:style-name="T14">Grid</text:span><text:span text:style-name="T1"> [name: National Register Nominations in Progress][title: National Register Nominations][type:horizontal][width:600][</text:span><text:span text:style-name="T12">access:</text:span><text:span text:style-name="T1">(public)(gov)(registrant)(NRHP)]</text:span></text:p>
              <text:list>
                <text:list-item>
                  <text:p text:style-name="P4">[definition: Grid for Active Applications ]</text:p>
                </text:list-item>
                <text:list-item>
                  <text:p text:style-name="P3"><text:span text:style-name="T3">New</text:span><text:span text:style-name="T1"> [type: new-button][</text:span><text:span text:style-name="T12">access:</text:span><text:span text:style-name="T1">(public)(gov)(registrant)(NRHP)]</text:span></text:p>
                  <text:list>
                    <text:list-item>
                      <text:p text:style-name="P3"><text:span text:style-name="T1">Screen [name: </text:span><text:span text:style-name="T6">New National Register Nomination</text:span><text:span text:style-name="T1">][type:overlay][right:create][interface:user][</text:span><text:span text:style-name="T12">access:</text:span><text:span text:style-name="T1">(public)(gov)(registrant)(NRHP)]</text:span></text:p>
                      <text:list>
                        <text:list-item>
                          <text:p text:style-name="P4">[definition: New National Register Application interface]</text:p>
                        </text:list-item>
                        <text:list-item>
                          <text:p text:style-name="P3"><text:span text:style-name="T1">Data-Controls [name: DC</text:span><text:span text:style-name="T9">Projects </text:span><text:span text:style-name="T1">][table: </text:span><text:span text:style-name="T9">Projects</text:span><text:span text:style-name="T1">]</text:span></text:p>
                          <text:list>
                            <text:list-item>
                              <text:p text:style-name="P4">Hidden-Value [name:aip_type][value:National-Register]</text:p>
                            </text:list-item>
                            <text:list-item>
                              <text:p text:style-name="P4">Hidden-Value [name:aip_owner][value:smithjt@yahoo.com]</text:p>
                            </text:list-item>
                          </text:list>
                        </text:list-item>
                        <text:list-item>
                          <text:p text:style-name="P4"><text:span text:style-name="T10">Close</text:span>[type: close-button]</text:p>
                        </text:list-item>
                        <text:list-item>
                          <text:p text:style-name="P3"><text:span text:style-name="T4">Save</text:span><text:span text:style-name="T1"> [type: save-button][</text:span><text:span text:style-name="T13">access:</text:span><text:span text:style-name="T1">(public)(registrant)(NRHP)]</text:span></text:p>
                        </text:list-item>
                      </text:list>
                    </text:list-item>
                  </text:list>
                </text:list-item>
                <text:list-item>
                  <text:p text:style-name="P4">Data-Controls [name: <text:s/>GridDC][table: Projects]</text:p>
                  <text:list>
                    <text:list-item>
                      <text:p text:style-name="P3"><text:span text:style-name="T3">Edit</text:span><text:span text:style-name="T1"> [type: edit-button][</text:span><text:span text:style-name="T13">access:</text:span><text:span text:style-name="T1">(public)(gov)(registrant)(NRHP)]</text:span></text:p>
                      <text:list>
                        <text:list-item>
                          <text:p text:style-name="P3"><text:span text:style-name="T1">Screen [name: </text:span><text:span text:style-name="T6">Change National Register Nomination</text:span><text:span text:style-name="T1">][type:overlay][right:update][interface:user][</text:span><text:span text:style-name="T13">access:</text:span><text:span text:style-name="T1">(public)(gov)(registrant)(NRHP)(editor)(editor-proxy)]</text:span></text:p>
                          <text:list>
                            <text:list-item>
                              <text:p text:style-name="P4">[definition: Edit Application interface]</text:p>
                            </text:list-item>
                            <text:list-item>
                              <text:p text:style-name="P3"><text:span text:style-name="T1">Data-Controls [name: DCNAT</text:span><text:span text:style-name="T9">Projects </text:span><text:span text:style-name="T1">][table: </text:span><text:span text:style-name="T9">Projects]</text:span></text:p>
                              <text:list>
                                <text:list-item>
                                  <text:p text:style-name="P8">Hidden-Value[name:aip_type][value:National-Register]</text:p>
                                </text:list-item>
                              </text:list>
                            </text:list-item>
                            <text:list-item>
                              <text:p text:style-name="P4"><text:span text:style-name="T10">Close</text:span>[type: close-button]</text:p>
                            </text:list-item>
                            <text:list-item>
                              <text:p text:style-name="P3"><text:span text:style-name="T4">Save</text:span><text:span text:style-name="T1"> [type: save-button][</text:span><text:span text:style-name="T13">access:</text:span><text:span text:style-name="T1">(public)(registrant)(NRHP)]</text:span></text:p>
                            </text:list-item>
                            <text:list-item>
                              <text:p text:style-name="P4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#### COMPLETED NOMINATIONS</text:p>
            </text:list-item>
            <text:list-item>
              <text:p text:style-name="P3"><text:span text:style-name="T1">Screen [name: Completed Nominations][type:textblock][interface:user][</text:span><text:span text:style-name="T12">access:</text:span><text:span text:style-name="T1">(public)(gov)(registrant)(NRHP)] </text:span></text:p>
              <text:list>
                <text:list-item>
                  <text:p text:style-name="P4">[definition: Describes the purpose of the Screen for the reader] </text:p>
                </text:list-item>
                <text:list-item>
                  <text:p text:style-name="P3"><text:span text:style-name="T1">Data-Controls [name:PD_Data-Control][ table: </text:span><text:span text:style-name="T9">Screen_Labels</text:span><text:span text:style-name="T1">] </text:span></text:p>
                  <text:list>
                    <text:list-item>
                      <text:p text:style-name="P4">Label [text: <text:span text:style-name="T15">Your completed nominations</text:span><text:span text:style-name="T16">.</text:span>] </text:p>
                    </text:list-item>
                  </text:list>
                </text:list-item>
              </text:list>
            </text:list-item>
            <text:list-item>
              <text:p text:style-name="P3"><text:span text:style-name="T14">Grid</text:span><text:span text:style-name="T1"> [name: Competed National Register Nominations][title: Completed National Register Nominations][type:horizontal][width:600][</text:span><text:span text:style-name="T12">access:</text:span><text:span text:style-name="T1">(public)(gov)(registrant)(NRHP)]</text:span></text:p>
              <text:list>
                <text:list-item>
                  <text:p text:style-name="P4">[definition: Grid for Active Applications ]</text:p>
                </text:list-item>
                <text:list-item>
                  <text:p text:style-name="P6">Data-Controls [name: <text:s/>GridDC][table:<text:span text:style-name="T17"> Projects-Completed</text:span>]</text:p>
                </text:list-item>
                <text:list-item>
                  <text:p text:style-name="P4"/>
                </text:list-item>
              </text:list>
            </text:list-item>
            <text:list-item>
              <text:p text:style-name="P4"/>
            </text:list-item>
            <text:list-item>
              <text:p text:style-name="P4">Disclaimer [text:]</text:p>
            </text:list-item>
            <text:list-item>
              <text:p text:style-name="P4">Footer [text: footer]</text:p>
            </text:list-item>
            <text:list-item>
              <text:p text:style-name="P4">#### END PAGE</text:p>
            </text:list-item>
            <text:list-item>
              <text:p text:style-name="P4">#### To-Do</text:p>
            </text:list-item>
            <text:list-item>
              <text:p text:style-name="P7">To-Do [access:(public)(registrant)(NRHP)] [text:is Screen not showing]</text:p>
            </text:list-item>
          </text:list>
        </text:list-item>
      </text:list>
      <text:p text:style-name="P2"/>
      <text:list xml:id="list28291988" text:continue-numbering="true" text:style-name="L1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style:font-name="Calibri" fo:font-size="8pt" fo:font-weight="normal" style:font-size-asian="8pt" style:font-weight-asian="normal" style:font-size-complex="8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3DT13H49M58S</meta:editing-duration>
    <meta:editing-cycles>158</meta:editing-cycles>
    <meta:generator>OpenOffice.org/3.3$Win32 OpenOffice.org_project/330m20$Build-9567</meta:generator>
    <dc:date>2012-01-31T08:16:42.34</dc:date>
    <dc:creator>James Wilfong</dc:creator>
    <meta:document-statistic meta:table-count="0" meta:image-count="0" meta:object-count="0" meta:page-count="1" meta:paragraph-count="51" meta:word-count="346" meta:character-count="3933"/>
    <meta:user-defined meta:name="Info 1"/>
    <meta:user-defined meta:name="Info 2"/>
    <meta:user-defined meta:name="Info 3"/>
    <meta:user-defined meta:name="Info 4"/>
  </office:meta>
</office:document-meta>
</file>